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17414" officeooo:paragraph-rsid="00317414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062cm" fo:min-width="1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11cm" svg:stroke-color="#000000" draw:marker-start-width="0.37cm" draw:marker-end-width="0.37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11cm" svg:stroke-color="#000000" draw:marker-start-width="0.379cm" draw:marker-end-width="0.379cm" draw:textarea-horizontal-align="center" draw:textarea-vertical-align="middl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1cm" svg:stroke-color="#000000" draw:marker-start-width="0.37cm" draw:marker-end-width="0.37cm" draw:textarea-horizontal-align="center" draw:textarea-vertical-align="middl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9cm" svg:stroke-color="#000000" draw:marker-start-width="0.427cm" draw:marker-end-width="0.427cm" draw:fill="none" draw:fill-color="#ffffff" draw:textarea-vertical-align="middle" draw:auto-grow-height="false" fo:min-height="2.951cm" fo:min-width="2.95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37" draw:name="Фигура 2" draw:style-name="gr1" draw:text-style-name="P2" svg:width="1.5cm" svg:height="1.5cm" svg:x="2.251cm" svg:y="2.25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Фигура 4" draw:style-name="gr1" draw:text-style-name="P2" svg:width="1.5cm" svg:height="1.5cm" svg:x="2.251cm" svg:y="5.2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Фигура 3" draw:style-name="gr8" draw:text-style-name="P7" svg:width="3.001cm" svg:height="3.001cm" svg:x="1.499cm" svg:y="1.499cm"><text:p/><draw:enhanced-geometry draw:mirror-horizontal="false" draw:mirror-vertical="false" draw:glue-point-type="segments" draw:type="mso-spt100" draw:modifiers="53.9039619573749 136.83246387227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text:anchor-type="paragraph" draw:z-index="0" draw:name="Фигура 5" draw:style-name="gr8" draw:text-style-name="P7" svg:width="3.001cm" svg:height="3.001cm" svg:x="1.499cm" svg:y="4.5cm"><text:p/><draw:enhanced-geometry draw:glue-point-type="segments" draw:type="mso-spt100" draw:modifiers="64.0577045101283 140.7732430522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text:anchor-type="paragraph" draw:z-index="10" draw:name="Линия 2" draw:style-name="gr3" draw:text-style-name="P3" svg:x1="1.906cm" svg:y1="4.016cm" svg:x2="3.525cm" svg:y2="2.532cm"><text:p/></draw:line><draw:frame text:anchor-type="paragraph" draw:z-index="8" draw:name="Врезка 1" draw:style-name="gr9" draw:text-style-name="P8" svg:width="3.065cm" svg:height="0.632cm" svg:x="1.588cm" svg:y="0.469cm"><draw:text-box><text:p>ПЕРИОД, день </text:p></draw:text-box></draw:frame><draw:frame text:anchor-type="paragraph" draw:z-index="7" draw:name="Врезка 2" draw:style-name="gr9" draw:text-style-name="P8" svg:width="2.959cm" svg:height="0.632cm" svg:x="1.695cm" svg:y="7.83cm"><draw:text-box><text:p>НАСОС, мин </text:p></draw:text-box></draw:frame><draw:frame text:anchor-type="paragraph" draw:z-index="11" draw:name="Врезка 3" draw:style-name="gr6" draw:text-style-name="P5" svg:width="0.322cm" svg:height="0.408cm" svg:x="2.115cm" svg:y="3.859cm"><draw:text-box><text:p><text:span text:style-name="T1">0</text:span></text:p></draw:text-box></draw:frame><draw:frame text:anchor-type="paragraph" draw:z-index="12" draw:name="Врезка 4" draw:style-name="gr6" draw:text-style-name="P5" svg:width="0.322cm" svg:height="0.408cm" svg:x="1.642cm" svg:y="3.062cm"><draw:text-box><text:p><text:span text:style-name="T1">1</text:span></text:p></draw:text-box></draw:frame><draw:frame text:anchor-type="paragraph" draw:z-index="13" draw:name="Врезка 5" draw:style-name="gr6" draw:text-style-name="P5" svg:width="0.322cm" svg:height="0.408cm" svg:x="1.753cm" svg:y="2.159cm"><draw:text-box><text:p><text:span text:style-name="T1">2</text:span></text:p></draw:text-box></draw:frame><draw:frame text:anchor-type="paragraph" draw:z-index="14" draw:name="Врезка 6" draw:style-name="gr6" draw:text-style-name="P5" svg:width="0.322cm" svg:height="0.408cm" svg:x="2.45cm" svg:y="1.561cm"><draw:text-box><text:p><text:span text:style-name="T1">3</text:span></text:p></draw:text-box></draw:frame><draw:frame text:anchor-type="paragraph" draw:z-index="15" draw:name="Врезка 7" draw:style-name="gr6" draw:text-style-name="P5" svg:width="0.322cm" svg:height="0.408cm" svg:x="3.593cm" svg:y="1.729cm"><draw:text-box><text:p><text:span text:style-name="T1">4</text:span></text:p></draw:text-box></draw:frame><draw:frame text:anchor-type="paragraph" draw:z-index="16" draw:name="Врезка 8" draw:style-name="gr6" draw:text-style-name="P5" svg:width="0.322cm" svg:height="0.408cm" svg:x="4.179cm" svg:y="2.464cm"><draw:text-box><text:p><text:span text:style-name="T1">5</text:span></text:p></draw:text-box></draw:frame><draw:frame text:anchor-type="paragraph" draw:z-index="17" draw:name="Врезка 9" draw:style-name="gr6" draw:text-style-name="P5" svg:width="0.322cm" svg:height="0.408cm" svg:x="4.136cm" svg:y="3.29cm"><draw:text-box><text:p><text:span text:style-name="T1">6</text:span></text:p></draw:text-box></draw:frame><draw:frame text:anchor-type="paragraph" draw:z-index="1" draw:name="Врезка 11" draw:style-name="gr6" draw:text-style-name="P5" svg:width="0.322cm" svg:height="0.408cm" svg:x="1.984cm" svg:y="6.839cm"><draw:text-box><text:p><text:span text:style-name="T1">0</text:span></text:p></draw:text-box></draw:frame><draw:frame text:anchor-type="paragraph" draw:z-index="2" draw:name="Врезка 12" draw:style-name="gr6" draw:text-style-name="P5" svg:width="0.322cm" svg:height="0.408cm" svg:x="1.568cm" svg:y="5.6cm"><draw:text-box><text:p><text:span text:style-name="T1">1</text:span></text:p></draw:text-box></draw:frame><draw:frame text:anchor-type="paragraph" draw:z-index="3" draw:name="Врезка 13" draw:style-name="gr6" draw:text-style-name="P5" svg:width="0.322cm" svg:height="0.408cm" svg:x="2.395cm" svg:y="4.593cm"><draw:text-box><text:p><text:span text:style-name="T1">2</text:span></text:p></draw:text-box></draw:frame><draw:frame text:anchor-type="paragraph" draw:z-index="4" draw:name="Врезка 14" draw:style-name="gr6" draw:text-style-name="P5" svg:width="0.322cm" svg:height="0.408cm" svg:x="3.902cm" svg:y="4.907cm"><draw:text-box><text:p><text:span text:style-name="T1">3</text:span></text:p></draw:text-box></draw:frame><draw:frame text:anchor-type="paragraph" draw:z-index="5" draw:name="Врезка 15" draw:style-name="gr6" draw:text-style-name="P5" svg:width="0.322cm" svg:height="0.408cm" svg:x="4.179cm" svg:y="6.147cm"><draw:text-box><text:p><text:span text:style-name="T1">4</text:span></text:p></draw:text-box></draw:frame><draw:frame text:anchor-type="paragraph" draw:z-index="6" draw:name="Врезка 16" draw:style-name="gr6" draw:text-style-name="P5" svg:width="0.322cm" svg:height="0.408cm" svg:x="3.295cm" svg:y="7.026cm"><draw:text-box><text:p><text:span text:style-name="T1">5</text:span></text:p></draw:text-box></draw:frame><draw:line text:anchor-type="paragraph" draw:z-index="18" draw:name="Линия 9" draw:style-name="gr3" draw:text-style-name="P3" svg:x1="0cm" svg:y1="0.001cm" svg:x2="6.001cm" svg:y2="0.032cm"><text:p/></draw:line><draw:line text:anchor-type="paragraph" draw:z-index="19" draw:name="Линия 10" draw:style-name="gr3" draw:text-style-name="P3" svg:x1="0cm" svg:y1="9cm" svg:x2="6.001cm" svg:y2="9.031cm"><text:p/></draw:line><draw:line text:anchor-type="paragraph" draw:z-index="20" draw:name="Вертикальная линия 1" draw:style-name="gr7" draw:text-style-name="P6" svg:x1="0cm" svg:y1="0cm" svg:x2="0cm" svg:y2="8.999cm"><text:p/></draw:line><draw:line text:anchor-type="paragraph" draw:z-index="21" draw:name="Вертикальная линия 2" draw:style-name="gr7" draw:text-style-name="P6" svg:x1="6.001cm" svg:y1="0cm" svg:x2="6.001cm" svg:y2="8.999cm"><text:p/></draw:line><draw:line text:anchor-type="paragraph" draw:z-index="22" draw:name="Линия 4" draw:style-name="gr3" draw:text-style-name="P3" svg:x1="2.558cm" svg:y1="2.424cm" svg:x2="3.9cm" svg:y2="4.225cm"><text:p/></draw:line><draw:line text:anchor-type="paragraph" draw:z-index="23" draw:name="Линия 1" draw:style-name="gr3" draw:text-style-name="P3" svg:x1="1.519cm" svg:y1="3.088cm" svg:x2="3.72cm" svg:y2="2.969cm"><text:p/></draw:line><draw:line text:anchor-type="paragraph" draw:z-index="24" draw:name="Линия 3" draw:style-name="gr3" draw:text-style-name="P3" svg:x1="1.807cm" svg:y1="2.125cm" svg:x2="3.553cm" svg:y2="3.407cm"><text:p/></draw:line><draw:line text:anchor-type="paragraph" draw:z-index="25" draw:name="Линия 11" draw:style-name="gr3" draw:text-style-name="P3" svg:x1="2.643cm" svg:y1="1.561cm" svg:x2="3.177cm" svg:y2="3.657cm"><text:p/></draw:line><draw:line text:anchor-type="paragraph" draw:z-index="26" draw:name="Линия 12" draw:style-name="gr3" draw:text-style-name="P3" svg:x1="3.645cm" svg:y1="1.658cm" svg:x2="2.709cm" svg:y2="3.656cm"><text:p/></draw:line><draw:line text:anchor-type="paragraph" draw:z-index="27" draw:name="Линия 13" draw:style-name="gr3" draw:text-style-name="P3" svg:x1="4.357cm" svg:y1="2.366cm" svg:x2="2.42cm" svg:y2="3.29cm"><text:p/></draw:line><draw:line text:anchor-type="paragraph" draw:z-index="28" draw:name="Линия 14" draw:style-name="gr3" draw:text-style-name="P3" svg:x1="4.458cm" svg:y1="3.369cm" svg:x2="2.45cm" svg:y2="2.872cm"><text:p/></draw:line><draw:frame text:anchor-type="paragraph" draw:z-index="29" draw:name="Врезка 17" draw:style-name="gr6" draw:text-style-name="P5" svg:width="0.322cm" svg:height="0.408cm" svg:x="3.448cm" svg:y="3.874cm"><draw:text-box><text:p><text:span text:style-name="T1">7</text:span></text:p></draw:text-box></draw:frame><draw:line text:anchor-type="paragraph" draw:z-index="30" draw:name="Линия 15" draw:style-name="gr5" draw:text-style-name="P3" svg:x1="1.631cm" svg:y1="3.588cm" svg:x2="3.643cm" svg:y2="2.742cm"><text:p/></draw:line><draw:line text:anchor-type="paragraph" draw:z-index="31" draw:name="Линия 16" draw:style-name="gr4" draw:text-style-name="P3" svg:x1="1.575cm" svg:y1="2.587cm" svg:x2="3.526cm" svg:y2="3.169cm"><text:p/></draw:line><draw:line text:anchor-type="paragraph" draw:z-index="32" draw:name="Линия 17" draw:style-name="gr2" draw:text-style-name="P3" svg:x1="2.167cm" svg:y1="1.777cm" svg:x2="3.24cm" svg:y2="3.368cm"><text:p/></draw:line><draw:line text:anchor-type="paragraph" draw:z-index="33" draw:name="Линия 18" draw:style-name="gr2" draw:text-style-name="P3" svg:x1="3.139cm" svg:y1="1.529cm" svg:x2="2.959cm" svg:y2="3.432cm"><text:p/></draw:line><draw:line text:anchor-type="paragraph" draw:z-index="34" draw:name="Линия 12" draw:style-name="gr2" draw:text-style-name="P4" svg:x1="4.051cm" svg:y1="1.957cm" svg:x2="2.592cm" svg:y2="3.426cm"><text:p/></draw:line><draw:line text:anchor-type="paragraph" draw:z-index="35" draw:name="Линия 19" draw:style-name="gr2" draw:text-style-name="P3" svg:x1="4.48cm" svg:y1="2.86cm" svg:x2="2.557cm" svg:y2="3.055cm"><text:p/></draw:line><draw:line text:anchor-type="paragraph" draw:z-index="36" draw:name="Линия 20" draw:style-name="gr2" draw:text-style-name="P3" svg:x1="4.238cm" svg:y1="3.834cm" svg:x2="2.593cm" svg:y2="2.741cm"><text:p/></draw:line><draw:line text:anchor-type="paragraph" draw:z-index="38" draw:name="Линия 22" draw:style-name="gr3" draw:text-style-name="P3" svg:x1="3.488cm" svg:y1="5.6cm" svg:x2="1.831cm" svg:y2="6.946cm"><text:p/></draw:line><draw:line text:anchor-type="paragraph" draw:z-index="39" draw:name="Линия 21" draw:style-name="gr3" draw:text-style-name="P3" svg:x1="2.749cm" svg:y1="5.531cm" svg:x2="3.657cm" svg:y2="7.352cm"><text:p/></draw:line><draw:line text:anchor-type="paragraph" draw:z-index="40" draw:name="Линия 23" draw:style-name="gr3" draw:text-style-name="P3" svg:x1="3.589cm" svg:y1="6.195cm" svg:x2="1.568cm" svg:y2="5.561cm"><text:p/></draw:line><draw:line text:anchor-type="paragraph" draw:z-index="41" draw:name="Линия 5" draw:style-name="gr3" draw:text-style-name="P3" svg:x1="3.124cm" svg:y1="6.465cm" svg:x2="2.58cm" svg:y2="4.577cm"><text:p/></draw:line><draw:line text:anchor-type="paragraph" draw:z-index="42" draw:name="Линия 6" draw:style-name="gr3" draw:text-style-name="P3" svg:x1="2.637cm" svg:y1="6.43cm" svg:x2="3.96cm" svg:y2="4.879cm"><text:p/></draw:line><draw:line text:anchor-type="paragraph" draw:z-index="43" draw:name="Линия 7" draw:style-name="gr3" draw:text-style-name="P3" svg:x1="2.558cm" svg:y1="5.96cm" svg:x2="4.468cm" svg:y2="6.194cm"><text:p/></draw:line><draw:line text:anchor-type="paragraph" draw:z-index="44" draw:name="Линия 8" draw:style-name="gr2" draw:text-style-name="P3" svg:x1="3.549cm" svg:y1="5.901cm" svg:x2="1.526cm" svg:y2="6.288cm"><text:p/></draw:line><draw:line text:anchor-type="paragraph" draw:z-index="45" draw:name="Линия 24" draw:style-name="gr2" draw:text-style-name="P3" svg:x1="3.336cm" svg:y1="6.358cm" svg:x2="1.952cm" svg:y2="4.941cm"><text:p/></draw:line><draw:line text:anchor-type="paragraph" draw:z-index="46" draw:name="Линия 25" draw:style-name="gr2" draw:text-style-name="P3" svg:x1="2.909cm" svg:y1="6.403cm" svg:x2="3.308cm" svg:y2="4.555cm"><text:p/></draw:line><draw:line text:anchor-type="paragraph" draw:z-index="47" draw:name="Линия 26" draw:style-name="gr2" draw:text-style-name="P3" svg:x1="2.687cm" svg:y1="6.135cm" svg:x2="4.381cm" svg:y2="5.475cm"><text:p/></draw:line><draw:line text:anchor-type="paragraph" draw:z-index="48" draw:name="Линия 27" draw:style-name="gr2" draw:text-style-name="P3" svg:x1="2.582cm" svg:y1="5.728cm" svg:x2="4.203cm" svg:y2="6.873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3T19:54:46.589000000</meta:creation-date>
    <dc:date>2023-08-26T15:17:45.003000000</dc:date>
    <meta:editing-duration>PT53M16S</meta:editing-duration>
    <meta:editing-cycles>19</meta:editing-cycles>
    <meta:generator>LibreOffice/7.4.2.3$Windows_X86_64 LibreOffice_project/382eef1f22670f7f4118c8c2dd222ec7ad009daf</meta:generator>
    <meta:print-date>2023-06-03T21:54:44.098000000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